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cm" svg:stroke-color="#000000" draw:marker-start-width="1.7cm" draw:marker-end-width="1.7cm" draw:fill="solid" draw:fill-color="#579d1c" draw:textarea-vertical-align="middle" fo:padding-top="0.625cm" fo:padding-bottom="0.625cm" fo:padding-left="0.75cm" fo:padding-right="0.75cm"/>
    </style:style>
    <style:style style:name="gr2" style:family="graphic" style:parent-style-name="standard">
      <style:graphic-properties svg:stroke-width="1.2cm" svg:stroke-color="#000000" draw:marker-start-width="2cm" draw:marker-end-width="2cm" draw:fill="none" draw:textarea-horizontal-align="justify" draw:textarea-vertical-align="middle" draw:auto-grow-height="false" fo:padding-top="0.725cm" fo:padding-bottom="0.725cm" fo:padding-left="0.85cm" fo:padding-right="0.85cm"/>
    </style:style>
    <style:style style:name="gr3" style:family="graphic" style:parent-style-name="standard">
      <style:graphic-properties svg:stroke-width="1cm" svg:stroke-color="#000000" draw:marker-start-width="1.7cm" draw:marker-end-width="1.7cm" draw:fill="solid" draw:fill-color="#006633" draw:textarea-horizontal-align="justify" draw:textarea-vertical-align="middle" draw:auto-grow-height="false" fo:padding-top="0.625cm" fo:padding-bottom="0.625cm" fo:padding-left="0.75cm" fo:padding-right="0.75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26.595cm" svg:height="17.343cm" svg:x="-1.093cm" svg:y="6.007cm" svg:viewBox="0 0 26596 17344" svg:d="M0 17067c3736-28932 9179-13715 16055-7342s11430-18542 10395 7619z">
          <text:p/>
        </draw:path>
        <draw:custom-shape draw:style-name="gr2" draw:text-style-name="P1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72cm" svg:height="4.572cm" svg:x="10.909cm" svg:y="3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0T19:38:57.876794159</dc:date>
    <dc:creator>Labio </dc:creator>
    <meta:editing-duration>PT18M47S</meta:editing-duration>
    <meta:editing-cycles>4</meta:editing-cycles>
    <meta:generator>LibreOffice/4.2.3.3$Linux_X86_64 LibreOffice_project/420m0$Build-3</meta:generator>
    <meta:document-statistic meta:object-count="5"/>
  </office:meta>
</office:document-meta>
</file>